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8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ghp_wsyhXt8PNxkbXGVupZOo20qltAuy6y3q1lb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40:45.047278852</meta:creation-date>
    <dc:date>2023-04-13T16:37:57.338455893</dc:date>
    <meta:editing-duration>PT18M29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